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Name:</text:span> Laura Thorne (née Mitchell)</text:p>
      <text:p text:style-name="Text_20_body"><text:span text:style-name="Strong_20_Emphasis">Occupation:</text:span> Musician, Composer, and Music Teacher</text:p>
      <text:p text:style-name="Text_20_body"><text:span text:style-name="Strong_20_Emphasis">Age:</text:span> Early 40s</text:p>
      <text:p text:style-name="Text_20_body"/>
      <text:h text:style-name="Heading_20_4" text:outline-level="4"/>
      <text:h text:style-name="Heading_20_4" text:outline-level="4">Letter 1: After Their Separation</text:h>
      <text:p text:style-name="Text_20_body"><text:span text:style-name="Strong_20_Emphasis">Date:</text:span> May 15, 20XX</text:p>
      <text:p text:style-name="Text_20_body"><text:span text:style-name="Strong_20_Emphasis">To:</text:span> Dr. Samuel Thorne</text:p>
      <text:p text:style-name="Text_20_body">Dear Samuel,</text:p>
      <text:p text:style-name="Text_20_body">I hope this letter finds you well. I’ve been thinking a lot about us lately. Even though we are no longer together, I want you to know that I still care deeply about you and your work. Your dedication to uncovering the mysteries of the ocean is truly inspiring.</text:p>
      <text:p text:style-name="Text_20_body">I recently finished composing a new piece, and it was inspired by our times together. It’s a reflection of the highs and lows we experienced. Music has always been my way of expressing what words cannot, and I hope one day you’ll listen to it and understand my feelings.</text:p>
      <text:p text:style-name="Text_20_body">Take care, Samuel. Remember to take time for yourself amidst all your discoveries.</text:p>
      <text:p text:style-name="Text_20_body">With affection, Laura</text:p>
      <text:p text:style-name="Horizontal_20_Line"/>
      <text:h text:style-name="Heading_20_4" text:outline-level="4">Letter 2: On Samuel's Birthday</text:h>
      <text:p text:style-name="Text_20_body"><text:span text:style-name="Strong_20_Emphasis">Date:</text:span> October 3, 20XX</text:p>
      <text:p text:style-name="Text_20_body"><text:span text:style-name="Strong_20_Emphasis">To:</text:span> Dr. Samuel Thorne</text:p>
      <text:p text:style-name="Text_20_body">Dear Samuel,</text:p>
      <text:p text:style-name="Text_20_body">Happy Birthday. I wanted to reach out and send you my best wishes on your special day. I know we’ve had our differences, but I always think of you on this day.</text:p>
      <text:p text:style-name="Text_20_body">I hope you’re finding fulfillment in your work. You’ve achieved so much, and I am proud of you. I’ve been busy with my music, and I’ve recently started teaching again. It’s been rewarding to see young musicians grow and find their voices.</text:p>
      <text:p text:style-name="Text_20_body">Wishing you all the happiness and success.</text:p>
      <text:p text:style-name="Text_20_body">Warm regards, Laura</text:p>
      <text:p text:style-name="Horizontal_20_Line"/>
      <text:h text:style-name="Heading_20_4" text:outline-level="4">Letter 3: After a Major Invention Hits the Public</text:h>
      <text:p text:style-name="Text_20_body"><text:span text:style-name="Strong_20_Emphasis">Date:</text:span> July 22, 20XX</text:p>
      <text:p text:style-name="Text_20_body"><text:span text:style-name="Strong_20_Emphasis">To:</text:span> Dr. Samuel Thorne</text:p>
      <text:p text:style-name="Text_20_body">Dear Samuel,</text:p>
      <text:p text:style-name="Text_20_body"><text:soft-page-break/>I saw the news about your latest invention, the Hydrothermal Energy Conversion System. Congratulations on such a monumental achievement! The world needs innovative minds like yours to lead us into a better future.</text:p>
      <text:p text:style-name="Text_20_body">I’ve composed a piece to celebrate your success. It’s called “The Depths of Discovery,” inspired by your relentless pursuit of knowledge and the mysteries of the deep sea. I hope one day you’ll hear it and feel the pride I have for you.</text:p>
      <text:p text:style-name="Text_20_body">Keep pushing boundaries, Samuel. You’re making a difference.</text:p>
      <text:p text:style-name="Text_20_body">With admiration, Lau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08:20:04.263000000</meta:creation-date>
    <dc:date>2024-07-07T08:21:49.721000000</dc:date>
    <meta:editing-duration>PT1M45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7" meta:word-count="348" meta:character-count="1987" meta:non-whitespace-character-count="1666"/>
  </office:meta>
</office:document-meta>
</file>